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language="uk" fo:country="UA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0000" style:font-name="Times New Roman1" fo:font-size="12pt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0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1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10">"brick"</text:span><text:span text:style-name="T4">, </text:span><text:span text:style-name="T10">"!"</text:span><text:span text:style-name="T4">, </text:span><text:span text:style-name="T11">0</text:span><text:span text:style-name="T4">, </text:span><text:span text:style-name="T11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4"><text:span text:style-name="T7"/></text:p>
      <text:p text:style-name="P7"><text:span text:style-name="T9">Тепер потрібно зробити плеєра, щоб він переміщався і не наїжджав на непроїздні перешкоди.</text:span></text:p>
      <text:p text:style-name="P7"><text:span text:style-name="T9">Додати різні вигляди плееєра для їзди в кожен з напрямків. </text:span></text:p>
      <text:p text:style-name="P7"><text:span text:style-name="T9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span></text:p>
      <text:p text:style-name="P7"><text:span text:style-name="T9">Плеєр має можливість стріляти і його набої мають летіти по карті</text:span></text:p>
      <text:p text:style-name="P7"><text:span text:style-name="T9">в теорії потрібен клас куля, яка буде переміщатись в залежності з ким вона клайдить.</text:span></text:p>
      <text:p text:style-name="P7"><text:span text:style-name="T9">Можливо границі потрібно виділити якимось кольором, як мінімум правий край, тобто таблицю з статистикою гри.</text:span></text:p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06T23:33:48.93</dc:date>
    <meta:editing-duration>PT3H10M52S</meta:editing-duration>
    <meta:editing-cycles>3</meta:editing-cycles>
    <meta:generator>OpenOffice/4.1.13$Win32 OpenOffice.org_project/4113m1$Build-9810</meta:generator>
    <meta:document-statistic meta:table-count="0" meta:image-count="3" meta:object-count="0" meta:page-count="3" meta:paragraph-count="15" meta:word-count="256" meta:character-count="1566"/>
  </office:meta>
</office:document-meta>
</file>